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ck Nerd Font Mono" svg:font-family="'Hack Nerd Font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3319b"/>
    </style:style>
    <style:style style:name="P2" style:family="paragraph" style:parent-style-name="Standard">
      <style:text-properties style:font-name="Hack Nerd Font Mono" fo:font-size="11pt" officeooo:rsid="0003319b" officeooo:paragraph-rsid="0003319b" style:font-size-asian="9.60000038146973pt" style:font-size-complex="11pt"/>
    </style:style>
    <style:style style:name="P3" style:family="paragraph" style:parent-style-name="Standard">
      <style:text-properties style:font-name="Hack Nerd Font Mono" fo:font-size="11pt" officeooo:rsid="00035912" officeooo:paragraph-rsid="00035912" style:font-size-asian="9.60000038146973pt" style:font-size-complex="11pt"/>
    </style:style>
    <style:style style:name="T1" style:family="text">
      <style:text-properties officeooo:rsid="00035912"/>
    </style:style>
    <style:style style:name="T2" style:family="text">
      <style:text-properties style:font-name="Hack Nerd Font Mono" fo:font-size="11pt" officeooo:rsid="0003319b" style:font-size-asian="9.60000038146973pt" style:font-size-complex="11pt"/>
    </style:style>
    <style:style style:name="T3" style:family="text">
      <style:text-properties style:font-name="Hack Nerd Font Mono" fo:font-size="11pt" officeooo:rsid="00035912" style:font-size-asian="9.60000038146973pt" style:font-size-complex="11pt"/>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ignment2</text:p>
      <text:p text:style-name="P2"><text:a xlink:type="simple" xlink:href="mailto:tdattolo@iu.edu" text:style-name="Internet_20_link" text:visited-style-name="Visited_20_Internet_20_Link">tdattolo@iu.edu</text:a></text:p>
      <text:p text:style-name="P2">b461</text:p>
      <text:p text:style-name="P2"/>
      <text:p text:style-name="P3">1.</text:p>
      <text:p text:style-name="P3"/>
      <text:p text:style-name="P2">Pick two: <text:span text:style-name="T4">Component-based</text:span>, Unified Process, Agile</text:p>
      <text:p text:style-name="P2"/>
      <text:p text:style-name="P3">Project 1</text:p>
      <text:p text:style-name="P2"/>
      <text:p text:style-name="P2">Brief Summary: 2-sided marketplace webapp MVP to buy and sell parking spaces that I was working on to get my feed wet with full stack dev. <text:span text:style-name="T1">Went with component-based process model</text:span></text:p>
      <text:p text:style-name="P2"/>
      <text:p text:style-name="P1"><text:span text:style-name="T2">Why model was appropriate: Since I was the solo developer on this project, and the user didn’t need to be very involved in the process, component-based worked really well. We discussed in class how scoping can be broad when discussing components in this context. For this case, it’s at both the architecture level and also module/library level. </text:span><text:span text:style-name="T3">Architecture wise the framework components, or tech stack, selected was Django Rest Framework, Sass, React CRA, Redux, PostgreSQL. Each selection is for a specific reason. DRF API allows you to retain all the batteries included functionality of django, while opening the API layer to allow for a more dynamic and modular frontend. Postgre is the primary db used for django, so <text:s/>now your interoperability has no issues, you get a best in class ORM, you get all the functionality of a full scale relational db, and support for mvps on heroku for postgres is really simple. On the frontend, react allows you to break the app down into components, and dynamically load price and listing data. Continuing with components, we change scope and discuss modules and libraries. Here again, component-based shines. As a solo developer, I don’t want to build everything from scratch. So what do I do. Add modules for social authentication, for emailing users, for CORS support, etc. Same thing on the frontend. The goal is to solve the users problem. Let’s not build every component from scratch, but instead pull in the react-bootstrap library, take components from there, and style them minimally with sass to save time. </text:span></text:p>
      <text:p text:style-name="P2"/>
      <text:p text:style-name="P2">Impact if other process used: Agile wouldn’t make sense here. There wasn’t a team, so there wasn’t a need to break up tasks, or have daily standups, or communicate effectively between departments. The use case is super simple. You can think of it like an early Airbnb or StockX, or other simplistic 2 sided marketplaces. You have a supply side and a demand side. Supply side has a product the demand side needs, but no effective way to find each other. The app facilitates that. That’s it. That’s the whole purpose of the app. Similar to stockx. You buy shoes, you sell shoes. Not a whole lot of complex user flows where you need to constantly be changing the functionality.</text:p>
      <text:p text:style-name="P2"/>
      <text:p text:style-name="P3">Project 2</text:p>
      <text:p text:style-name="P3"/>
      <text:p text:style-name="P3">Brief Summary:</text:p>
      <text:p text:style-name="P3">Why model was appropriate:</text:p>
      <text:p text:style-name="P3">Impact if other process us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ck Nerd Font Mono" svg:font-family="'Hack Nerd Font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9T22:31:00.190548292</meta:creation-date>
    <meta:generator>LibreOffice/6.4.7.2$Linux_X86_64 LibreOffice_project/40$Build-2</meta:generator>
    <dc:date>2021-09-09T22:59:13.425581025</dc:date>
    <meta:editing-duration>PT4M50S</meta:editing-duration>
    <meta:editing-cycles>1</meta:editing-cycles>
    <meta:document-statistic meta:table-count="0" meta:image-count="0" meta:object-count="0" meta:page-count="1" meta:paragraph-count="13" meta:word-count="433" meta:character-count="2576" meta:non-whitespace-character-count="2154"/>
  </office:meta>
</office:document-meta>
</file>